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Source Code Pro Black" svg:font-family="'Source Code Pro Black'" style:font-pitch="fixed"/>
    <style:font-face style:name="Alex Brush" svg:font-family="'Alex Brush'" style:font-pitch="variable"/>
    <style:font-face style:name="AvantGarde LT Medium" svg:font-family="'AvantGarde LT Medium'" style:font-pitch="variable"/>
    <style:font-face style:name="Lobster 1.3" svg:font-family="'Lobster 1.3'" style:font-pitch="variable"/>
    <style:font-face style:name="Nuosu SIL" svg:font-family="'Nuosu SIL'" style:font-pitch="variable"/>
    <style:font-face style:name="VAGRounded BT" svg:font-family="'VAGRounded B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draw:fill="solid" draw:fill-color="#00ccff"/>
    </style:style>
    <style:style style:name="gr1" style:family="graphic" style:parent-style-name="objectwithoutfill">
      <style:graphic-properties draw:stroke="solid" svg:stroke-width="0.2cm" svg:stroke-color="#ffff99" draw:marker-start-width="0.5cm" draw:marker-end-width="0.5cm" draw:fill="solid" draw:fill-color="#ffff00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3cm" svg:stroke-color="#ffff99" draw:marker-start-width="0.65cm" draw:marker-end-width="0.65cm" draw:fill-color="#ffff00" draw:textarea-horizontal-align="justify" draw:textarea-vertical-align="middle" draw:auto-grow-height="false" fo:min-height="2.464cm" fo:min-width="2.262cm" fo:padding-top="0.275cm" fo:padding-bottom="0.275cm" fo:padding-left="0.4cm" fo:padding-right="0.4cm"/>
    </style:style>
    <style:style style:name="gr3" style:family="graphic" style:parent-style-name="standard">
      <style:graphic-properties svg:stroke-color="#eeeeee" draw:fill-color="#eeeeee" draw:textarea-horizontal-align="justify" draw:textarea-vertical-align="middle" draw:auto-grow-height="false" fo:min-height="2.994cm" fo:min-width="2.944cm"/>
    </style:style>
    <style:style style:name="gr4" style:family="graphic" style:parent-style-name="standard">
      <style:graphic-properties svg:stroke-color="#eeeeee" draw:fill-color="#dddddd" draw:textarea-horizontal-align="justify" draw:textarea-vertical-align="middle" draw:auto-grow-height="false" fo:min-height="2.994cm" fo:min-width="2.944cm"/>
    </style:style>
    <style:style style:name="gr5" style:family="graphic" style:parent-style-name="standard">
      <style:graphic-properties svg:stroke-color="#eeeeee" draw:fill-color="#cccccc" draw:textarea-horizontal-align="justify" draw:textarea-vertical-align="middle" draw:auto-grow-height="false" fo:min-height="2.994cm" fo:min-width="2.94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074cm" fo:min-width="8.70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6.188cm" fo:min-width="0.398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549cm" fo:min-width="2.867cm"/>
    </style:style>
    <style:style style:name="gr9" style:family="graphic" style:parent-style-name="standard">
      <style:graphic-properties draw:stroke="none" svg:stroke-color="#000000" draw:fill="none" draw:fill-color="#ffffff" fo:min-height="3.781cm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color="#ff6600" style:font-name="VAGRounded BT" fo:font-size="88pt" fo:font-weight="normal" style:font-size-asian="88pt" style:font-weight-asian="normal" style:font-size-complex="88pt" style:font-weight-complex="normal"/>
    </style:style>
    <style:style style:name="P8" style:family="paragraph">
      <loext:graphic-properties draw:fill="none" draw:fill-color="#ffffff"/>
      <style:text-properties fo:color="#ff6600" style:font-name="VAGRounded BT" fo:font-size="88pt" fo:font-weight="normal" style:font-size-asian="88pt" style:font-weight-asian="normal" style:font-size-complex="88pt" style:font-weight-complex="normal"/>
    </style:style>
    <style:style style:name="T1" style:family="text">
      <style:text-properties fo:color="#ff6600" style:font-name="VAGRounded BT" fo:font-size="88pt" fo:font-weight="normal" style:font-size-asian="88pt" style:font-weight-asian="normal" style:font-size-complex="8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39cm" svg:y1="4.08cm" svg:x2="4.154cm" svg:y2="5.022cm">
          <text:p/>
        </draw:line>
        <draw:custom-shape draw:style-name="gr2" draw:text-style-name="P2" draw:layer="layout" svg:width="3.906cm" svg:height="3.836cm" svg:x="0.851cm" svg:y="5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868cm" svg:height="4.586cm" svg:x="5.205cm" svg:y="7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868cm" svg:height="4.586cm" svg:x="-0.002cm" svg:y="7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68cm" svg:height="4.586cm" svg:x="2.722cm" svg:y="7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68cm" svg:height="4.586cm" svg:x="-1.287cm" svg:y="9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868cm" svg:height="4.586cm" svg:x="1.208cm" svg:y="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868cm" svg:height="4.586cm" svg:x="3.581cm" svg:y="9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68cm" svg:height="4.586cm" svg:x="6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0.46cm" svg:y1="5.199cm" svg:x2="1.046cm" svg:y2="5.696cm">
          <text:p/>
        </draw:line>
        <draw:line draw:style-name="gr1" draw:text-style-name="P1" draw:layer="layout" svg:x1="0.85cm" svg:y1="4.063cm" svg:x2="1.508cm" svg:y2="5.129cm">
          <text:p/>
        </draw:line>
        <draw:line draw:style-name="gr1" draw:text-style-name="P1" draw:layer="layout" svg:x1="1.951cm" svg:y1="4.187cm" svg:x2="2.111cm" svg:y2="4.826cm">
          <text:p/>
        </draw:line>
        <draw:line draw:style-name="gr1" draw:text-style-name="P1" draw:layer="layout" svg:x1="3.692cm" svg:y1="4.027cm" svg:x2="3.567cm" svg:y2="4.685cm">
          <text:p/>
        </draw:line>
        <draw:line draw:style-name="gr1" draw:text-style-name="P1" draw:layer="layout" svg:x1="2.768cm" svg:y1="3.334cm" svg:x2="2.893cm" svg:y2="4.667cm">
          <text:p/>
        </draw:line>
        <draw:line draw:style-name="gr1" draw:text-style-name="P1" draw:layer="layout" svg:x1="5.876cm" svg:y1="5.519cm" svg:x2="5.007cm" svg:y2="6.016cm">
          <text:p/>
        </draw:line>
        <draw:line draw:style-name="gr1" draw:text-style-name="P1" draw:layer="layout" svg:x1="5.112cm" svg:y1="4.897cm" svg:x2="4.686cm" svg:y2="5.396cm">
          <text:p/>
        </draw:line>
        <draw:line draw:style-name="gr1" draw:text-style-name="P1" draw:layer="layout" svg:x1="5.982cm" svg:y1="6.531cm" svg:x2="5.254cm" svg:y2="6.603cm">
          <text:p/>
        </draw:line>
        <draw:g>
          <draw:custom-shape draw:style-name="gr6" draw:text-style-name="P6" draw:layer="layout" svg:width="13.018cm" svg:height="1.87cm" draw:transform="skewX (-7.64678203628203E-017) rotate (-0.663225115757845) translate (3.353cm 1.3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27cm" svg:height="9.102cm" draw:transform="rotate (-0.663225115757845) translate (9.455cm 3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4.761cm" svg:height="1.129cm" draw:transform="rotate (-0.663225115757845) translate (3.192cm 8.4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8" draw:layer="layout" svg:width="6.108cm" svg:height="4.053cm" svg:x="8.799cm" svg:y="10.769cm">
          <draw:text-box>
            <text:p text:style-name="P7"><text:span text:style-name="T1">JL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Source Code Pro Black" svg:font-family="'Source Code Pro Black'" style:font-pitch="fixed"/>
    <style:font-face style:name="Alex Brush" svg:font-family="'Alex Brush'" style:font-pitch="variable"/>
    <style:font-face style:name="AvantGarde LT Medium" svg:font-family="'AvantGarde LT Medium'" style:font-pitch="variable"/>
    <style:font-face style:name="Lobster 1.3" svg:font-family="'Lobster 1.3'" style:font-pitch="variable"/>
    <style:font-face style:name="Nuosu SIL" svg:font-family="'Nuosu SIL'" style:font-pitch="variable"/>
    <style:font-face style:name="VAGRounded BT" svg:font-family="'VAGRounded B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1:56:35.871596343</meta:creation-date>
    <dc:date>2020-03-01T08:19:51.647901817</dc:date>
    <meta:editing-duration>PT12H53M19S</meta:editing-duration>
    <meta:editing-cycles>7</meta:editing-cycles>
    <meta:generator>LibreOffice/6.2.8.2$Linux_X86_64 LibreOffice_project/20$Build-2</meta:generator>
    <meta:document-statistic meta:object-count="22"/>
  </office:meta>
</office:document-meta>
</file>